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173"/>
    </style:style>
    <style:style style:name="P2" style:family="paragraph" style:parent-style-name="Standard">
      <style:text-properties officeooo:rsid="00115173" officeooo:paragraph-rsid="00115173"/>
    </style:style>
    <style:style style:name="P3" style:family="paragraph" style:parent-style-name="Standard">
      <style:text-properties officeooo:rsid="00115173" officeooo:paragraph-rsid="00134ec3"/>
    </style:style>
    <style:style style:name="P4" style:family="paragraph" style:parent-style-name="Standard">
      <style:text-properties officeooo:rsid="00134ec3" officeooo:paragraph-rsid="00134ec3"/>
    </style:style>
    <style:style style:name="P5" style:family="paragraph" style:parent-style-name="Standard">
      <style:text-properties officeooo:rsid="00134ec3" officeooo:paragraph-rsid="00138ca5"/>
    </style:style>
    <style:style style:name="P6" style:family="paragraph" style:parent-style-name="Standard">
      <style:text-properties officeooo:rsid="00154cba" officeooo:paragraph-rsid="00154cba"/>
    </style:style>
    <style:style style:name="T1" style:family="text">
      <style:text-properties officeooo:rsid="00134ec3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34ec3"/>
    </style:style>
    <style:style style:name="T4" style:family="text">
      <style:text-properties style:font-name="Liberation Serif1" officeooo:rsid="00138ca5"/>
    </style:style>
    <style:style style:name="T5" style:family="text">
      <style:text-properties style:font-name="Liberation Serif1" officeooo:rsid="00154cba"/>
    </style:style>
    <style:style style:name="T6" style:family="text">
      <style:text-properties style:font-name="Liberation Serif1" officeooo:rsid="0015d38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2">a) <text:tab/>Die erste ist die sinnvollste, da es zur schwachen Fokussierung kommt.</text:p>
      <text:p text:style-name="P2"><text:tab/>Die in der Mitte ist die am wenigsten sinnvolle, da der Dipol größer sein muss, um die gesamte <text:tab/>gekrümmte Flugbahn abzudecken.</text:p>
      <text:p text:style-name="P2"><text:tab/>Die rechte Bauform liegt dem entsprechend dazwischen.</text:p>
      <text:p text:style-name="P2"/>
      <text:p text:style-name="P2">b)<text:tab/>T =<draw:frame draw:style-name="fr1" draw:name="Objekt2" text:anchor-type="as-char" svg:y="-0.644cm" svg:width="1.371cm" svg:height="1.074cm" draw:z-index="0"><draw:object xlink:href="./Object 2" xlink:type="simple" xlink:show="embed" xlink:actuate="onLoad"/><draw:image xlink:href="./ObjectReplacements/Object 2" xlink:type="simple" xlink:show="embed" xlink:actuate="onLoad"/></draw:frame> mit d als zurückgelegte Strecke</text:p>
      <text:p text:style-name="P2"/>
      <text:p text:style-name="P3"><text:tab/><text:span text:style-name="T1">L</text:span> = <draw:frame draw:style-name="fr1" draw:name="Objekt1" text:anchor-type="as-char" svg:y="-0.651cm" svg:width="2.341cm" svg:height="1.118cm" draw:z-index="1"><draw:object xlink:href="./Object 1" xlink:type="simple" xlink:show="embed" xlink:actuate="onLoad"/><draw:image xlink:href="./ObjectReplacements/Object 1" xlink:type="simple" xlink:show="embed" xlink:actuate="onLoad"/><svg:desc>Formel</svg:desc></draw:frame><text:s/></text:p>
      <text:p text:style-name="P3"/>
      <text:p text:style-name="P3"/>
      <text:p text:style-name="P4">Aufgabe 2</text:p>
      <text:p text:style-name="P4"/>
      <text:p text:style-name="P4">a)<text:tab/>n*I = h * B / <text:span text:style-name="T2">μ, <text:s/>Fausformel: 1/R (in m) = 0.3 * B (in T) / p (in GeV/c), R = </text:span><text:span text:style-name="T4">l* α/ (2π), p = E/c</text:span></text:p>
      <text:p text:style-name="P5"><text:span text:style-name="T4"><text:tab/>=&gt; n*I = h / <text:s/></text:span><text:span text:style-name="T2">μ * </text:span><text:span text:style-name="T4">p * 2π / (0.3 * l * α ) = </text:span><text:span text:style-name="T2"><text:s/></text:span><text:span text:style-name="T5">56.857 A</text:span></text:p>
      <text:p text:style-name="P5"><text:span text:style-name="T5"/></text:p>
      <text:p text:style-name="P5"><text:span text:style-name="T5"><text:tab/>obere ist Südpol, da Feldlinien von unten nach oben verlaufen müssen</text:span></text:p>
      <text:p text:style-name="P5"><text:span text:style-name="T5"/></text:p>
      <text:p text:style-name="P6"><text:span text:style-name="T2">b)<text:tab/>n * I = R²* g / 2</text:span><text:span text:style-name="T3">μ, </text:span><text:span text:style-name="T2">Fausformel: k</text:span><text:span text:style-name="T3"> (in </text:span><text:span text:style-name="T2">1/</text:span><text:span text:style-name="T3">m²) = 0.3 * </text:span><text:span text:style-name="T2">g</text:span><text:span text:style-name="T3"> (in T) / p (in GeV/c)</text:span></text:p>
      <text:p text:style-name="P6"><text:span text:style-name="T3"><text:tab/></text:span><text:span text:style-name="T2">=&gt; n* I = 545 A</text:span></text:p>
      <text:p text:style-name="P6"><text:span text:style-name="T2"><text:tab/>Anordnung (im Uhrzeigersinn von oben): <text:s/></text:span><text:span text:style-name="T6">süd, nord, süd, nord</text:span></text:p>
      <text:p text:style-name="P6"><text:span text:style-name="T6"><text:tab/>auf vertikale Abweichungen wird der Strahl so defokussie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42:55.806390575</meta:creation-date>
    <dc:date>2019-12-01T19:48:01.874423535</dc:date>
    <meta:editing-duration>PT8M51S</meta:editing-duration>
    <meta:editing-cycles>1</meta:editing-cycles>
    <meta:document-statistic meta:table-count="0" meta:image-count="0" meta:object-count="2" meta:page-count="1" meta:paragraph-count="14" meta:word-count="165" meta:character-count="754" meta:non-whitespace-character-count="591"/>
    <meta:generator>LibreOffice/6.2.8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row>
                <mo fence="true" stretchy="false">(</mo>
                <mrow>
                  <mrow>
                    <mn>1</mn>
                    <mo stretchy="false">/</mo>
                    <mrow>
                      <mo stretchy="false">−</mo>
                      <mi>f</mi>
                    </mrow>
                  </mrow>
                </mrow>
                <mo fence="true" stretchy="false">)</mo>
              </mrow>
            </mtd>
            <mtd>
              <mn>1</mn>
            </mtd>
          </mtr>
        </mtable>
      </mrow>
      <mo fence="true" stretchy="true">)</mo>
    </mrow>
    <annotation encoding="StarMath 5.0">left ( matrix{1 # 0 ## (1/-f) # 1}  right ) 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i>d</mi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 ( matrix{1 # d ## 0 # 1}  right ) </annotation>
  </semantics>
</math>
</file>